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8pt" fo:language="it" fo:country="IT" fo:font-weight="bold" officeooo:rsid="0006c6c4" officeooo:paragraph-rsid="0006c6c4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font-size="14pt" fo:language="it" fo:country="IT" officeooo:rsid="001c7c1a" officeooo:paragraph-rsid="0006c6c4" style:font-size-asian="14pt" style:font-size-complex="14pt"/>
    </style:style>
    <style:style style:name="P3" style:family="paragraph" style:parent-style-name="Standard">
      <style:text-properties style:font-name="Calibri" fo:font-size="14pt" fo:language="it" fo:country="IT" officeooo:rsid="0006dab4" officeooo:paragraph-rsid="0006dab4" style:font-size-asian="14pt" style:font-size-complex="14pt"/>
    </style:style>
    <style:style style:name="P4" style:family="paragraph" style:parent-style-name="Standard">
      <style:text-properties style:font-name="Calibri" fo:font-size="14pt" fo:language="it" fo:country="IT" officeooo:rsid="001c7c1a" officeooo:paragraph-rsid="0009b512" style:font-size-asian="14pt" style:font-size-complex="14pt"/>
    </style:style>
    <style:style style:name="P5" style:family="paragraph" style:parent-style-name="Standard">
      <style:text-properties style:font-name="Calibri" fo:font-size="14pt" fo:language="it" fo:country="IT" officeooo:rsid="001c7c1a" officeooo:paragraph-rsid="0006dab4" style:font-size-asian="14pt" style:font-size-complex="14pt"/>
    </style:style>
    <style:style style:name="P6" style:family="paragraph" style:parent-style-name="Standard">
      <style:text-properties style:font-name="Calibri" fo:font-size="14pt" fo:language="it" fo:country="IT" style:text-underline-style="long-dash" style:text-underline-width="auto" style:text-underline-color="font-color" officeooo:rsid="0006dab4" officeooo:paragraph-rsid="0006dab4" fo:background-color="#ffff00" style:font-size-asian="14pt" style:font-size-complex="14pt"/>
    </style:style>
    <style:style style:name="T1" style:family="text">
      <style:text-properties officeooo:rsid="0009b51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long-dash" style:text-underline-width="auto" style:text-underline-color="font-color" officeooo:rsid="0006c6c4"/>
    </style:style>
    <style:style style:name="T5" style:family="text">
      <style:text-properties style:text-underline-style="long-dash" style:text-underline-width="auto" style:text-underline-color="font-color"/>
    </style:style>
    <style:style style:name="T6" style:family="text">
      <style:text-properties style:text-underline-style="long-dash" style:text-underline-width="auto" style:text-underline-color="font-color" officeooo:rsid="000861ef"/>
    </style:style>
    <style:style style:name="T7" style:family="text">
      <style:text-properties style:text-underline-style="long-dash" style:text-underline-width="auto" style:text-underline-color="font-color" officeooo:rsid="0006dab4"/>
    </style:style>
    <style:style style:name="T8" style:family="text">
      <style:text-properties style:text-underline-style="none" officeooo:rsid="0006dab4"/>
    </style:style>
    <style:style style:name="T9" style:family="text">
      <style:text-properties style:text-line-through-style="none" style:text-line-through-type="none" style:text-underline-style="long-dash" style:text-underline-width="auto" style:text-underline-color="font-color" officeooo:rsid="0006c6c4"/>
    </style:style>
    <style:style style:name="T10" style:family="text">
      <style:text-properties style:text-underline-style="none" officeooo:rsid="0006c6c4"/>
    </style:style>
    <style:style style:name="T11" style:family="text">
      <style:text-properties officeooo:rsid="0006c6c4"/>
    </style:style>
    <style:style style:name="T12" style:family="text">
      <style:text-properties style:text-underline-style="solid" style:text-underline-width="auto" style:text-underline-color="font-color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LOGICO</text:p>
      <text:p text:style-name="P1"/>
      <text:p text:style-name="P2">Ent<text:span text:style-name="T1">i</text:span>(Nome, <text:span text:style-name="T2">ID</text:span>)</text:p>
      <text:p text:style-name="P2">Caus<text:span text:style-name="T1">e</text:span>(Nome, <text:span text:style-name="T2">ID</text:span>)</text:p>
      <text:p text:style-name="P3">Esit<text:span text:style-name="T1">i</text:span>(Nome, <text:span text:style-name="T2">ID</text:span>)</text:p>
      <text:p text:style-name="P2">Eta(Nome, <text:span text:style-name="T2">ID</text:span>)</text:p>
      <text:p text:style-name="P2">Marcaggi(Nome, <text:span text:style-name="T2">ID</text:span>)</text:p>
      <text:p text:style-name="P2">Triage(Nome, <text:span text:style-name="T2">ID</text:span>)</text:p>
      <text:p text:style-name="P2">Comun<text:span text:style-name="T1">i</text:span>(Nome, <text:span text:style-name="T2">ID</text:span>)</text:p>
      <text:p text:style-name="P4">Ordin<text:span text:style-name="T1">i</text:span>(Nome, <text:span text:style-name="T2">ID</text:span>)</text:p>
      <text:p text:style-name="P4"><text:span text:style-name="T1">Ruoli</text:span>(Nome, <text:span text:style-name="T2">ID</text:span>)</text:p>
      <text:p text:style-name="P2">Speci(Nome, <text:span text:style-name="T2">ID,</text:span><text:span text:style-name="T3"> </text:span><text:span text:style-name="T4">Ordine</text:span>)</text:p>
      <text:p text:style-name="P2">Localita(Nome, <text:span text:style-name="T2">ID</text:span><text:span text:style-name="T3">, </text:span><text:span text:style-name="T4">Comune</text:span>)</text:p>
      <text:p text:style-name="P2">Stat<text:span text:style-name="T1">i</text:span>Pelliccia(Nome, <text:span text:style-name="T2">ID</text:span>)</text:p>
      <text:p text:style-name="P2">Stat<text:span text:style-name="T1">i</text:span>Sensorio(Nome, <text:span text:style-name="T2">ID</text:span>)</text:p>
      <text:p text:style-name="P2">Localizzazion<text:span text:style-name="T1">i</text:span>(Nome, <text:span text:style-name="T2">ID</text:span>)</text:p>
      <text:p text:style-name="P2">Distrett<text:span text:style-name="T1">i</text:span>(Nome, <text:span text:style-name="T2">ID</text:span>)</text:p>
      <text:p text:style-name="P2">Tipologi<text:span text:style-name="T1">e</text:span>Frattura(Nome, <text:span text:style-name="T2">ID</text:span>)</text:p>
      <text:p text:style-name="P2">Tipologi<text:span text:style-name="T1">e</text:span>Esame(Nome, <text:span text:style-name="T2">ID</text:span>)</text:p>
      <text:p text:style-name="P2">Tipologi<text:span text:style-name="T1">e</text:span>Operatore(Nome, <text:span text:style-name="T2">ID</text:span>)</text:p>
      <text:p text:style-name="P2">Operator<text:span text:style-name="T1">i</text:span>(Nome, Cognome, Email, Telefono, <text:span text:style-name="T2">ID</text:span><text:span text:style-name="T3">, </text:span><text:span text:style-name="T4">Tipologia</text:span>)</text:p>
      <text:p text:style-name="P2">Indirizz<text:span text:style-name="T1">i</text:span>(Denominazione, Civico, CAP, <text:span text:style-name="T2">ID</text:span><text:span text:style-name="T5">, </text:span><text:span text:style-name="T6">Localita</text:span>)</text:p>
      <text:p text:style-name="P2">Animal<text:span text:style-name="T1">i</text:span>(Data, DataEsito, <text:span text:style-name="T2">ID</text:span><text:span text:style-name="T3">, </text:span><text:span text:style-name="T7">Triage</text:span><text:span text:style-name="T8">, </text:span><text:span text:style-name="T7">Eta,</text:span><text:span text:style-name="T8"> </text:span><text:span text:style-name="T7">Specie,</text:span><text:span text:style-name="T8"> </text:span><text:span text:style-name="T7">Causa</text:span><text:span text:style-name="T8">, </text:span><text:span text:style-name="T7">Marcaggio</text:span><text:span text:style-name="T8">, </text:span><text:span text:style-name="T7">Operatore</text:span><text:span text:style-name="T8">, </text:span><text:span text:style-name="T7">Esito</text:span><text:span text:style-name="T8">, </text:span><text:span text:style-name="T6">Localita</text:span>)</text:p>
      <text:p text:style-name="P2">Aiutant<text:span text:style-name="T1">i</text:span>(Nome, Cognome, Email, Telefono, <text:span text:style-name="T2">ID</text:span><text:span text:style-name="T3">, </text:span><text:span text:style-name="T9">Ente</text:span>)</text:p>
      <text:p text:style-name="P2">Terapi<text:span text:style-name="T1">e</text:span>(Data, Chirurgico, <text:span text:style-name="T2">ID</text:span><text:span text:style-name="T3">, </text:span><text:span text:style-name="T4">Animale</text:span>)</text:p>
      <text:p text:style-name="P2">Farmac<text:span text:style-name="T1">i</text:span>(Nome, <text:span text:style-name="T2">ID</text:span>)</text:p>
      <text:p text:style-name="P2">Diagnosi(Data, DataRedazione, Temperatura, Peso, <text:span text:style-name="T2">ID</text:span><text:span text:style-name="T5">,</text:span><text:span text:style-name="T3"> </text:span><text:span text:style-name="T4">Animale</text:span><text:span text:style-name="T10">, </text:span><text:span text:style-name="T4">Operatore, StatoSensorio</text:span><text:span text:style-name="T10">, </text:span><text:span text:style-name="T4">StatoPelliccia</text:span>)</text:p>
      <text:p text:style-name="P2">Lesion<text:span text:style-name="T1">i</text:span>(<text:span text:style-name="T4">Distretto</text:span><text:span text:style-name="T10">, </text:span><text:span text:style-name="T4">Localizzazione</text:span><text:span text:style-name="T10">, </text:span><text:span text:style-name="T4">Tipologia,</text:span><text:span text:style-name="T10"> </text:span><text:span text:style-name="T4">Diagnosi</text:span><text:span text:style-name="T11">, </text:span><text:span text:style-name="T2">ID</text:span>)</text:p>
      <text:p text:style-name="P5">Esami(Data, <text:span text:style-name="T2">ID,</text:span><text:span text:style-name="T3"> </text:span><text:span text:style-name="T4">Tipologia,</text:span><text:span text:style-name="T10"> </text:span><text:span text:style-name="T4">Operatore</text:span><text:span text:style-name="T10">, </text:span><text:span text:style-name="T4">Animale</text:span>)</text:p>
      <text:p text:style-name="P2">Fotografi<text:span text:style-name="T1">e</text:span>(Nome, <text:span text:style-name="T2">ID</text:span><text:span text:style-name="T3">, </text:span><text:span text:style-name="T4">Animale</text:span>)</text:p>
      <text:p text:style-name="P3">Includere(<text:span text:style-name="T5">Operatore</text:span>, <text:span text:style-name="T5">Terapia</text:span>, Ruolo, <text:span text:style-name="T2">ID</text:span>)</text:p>
      <text:p text:style-name="P3">Contenere(<text:span text:style-name="T5">Farmaco</text:span>, <text:span text:style-name="T5">Terapia</text:span>, Quantita, <text:span text:style-name="T2">ID</text:span>)</text:p>
      <text:p text:style-name="P3"/>
      <text:p text:style-name="P3">NOTA:<text:line-break/><text:span text:style-name="T12">PRIMARY KEY</text:span></text:p>
      <text:p text:style-name="P6">FOREIGN KE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2T19:50:05.614949927</meta:creation-date>
    <dc:date>2025-06-02T21:22:20.826173030</dc:date>
    <meta:editing-duration>PT13M31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33" meta:word-count="109" meta:character-count="1024" meta:non-whitespace-character-count="948"/>
  </office:meta>
</office:document-meta>
</file>